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4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9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80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104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17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1" style:family="table-cell" style:parent-style-name="Default" style:data-style-name="N17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2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05" style:family="table-cell" style:parent-style-name="Default" style:data-style-name="N17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6" style:family="table-cell" style:parent-style-name="Default" style:data-style-name="N170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7" style:family="table-cell" style:parent-style-name="Default" style:data-style-name="N17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Comma" style:data-style-name="N170">
      <style:table-cell-properties fo:border-bottom="none" fo:background-color="#ffffff" fo:border-left="0.06pt solid #000000" fo:border-right="0.06pt solid #000000" fo:border-top="none" style:vertical-align="automatic"/>
    </style:style>
    <style:style style:name="ce122" style:family="table-cell" style:parent-style-name="Comma" style:data-style-name="N170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39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40" style:family="table-cell" style:parent-style-name="Default" style:data-style-name="N17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7" style:family="table-cell" style:parent-style-name="Default" style:data-style-name="N17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60" style:family="table-cell" style:parent-style-name="Default" style:data-style-name="N17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61" style:family="table-cell" style:parent-style-name="Comma" style:data-style-name="N17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0">
      <style:table-cell-properties fo:background-color="transparent"/>
    </style:style>
    <style:style style:name="ce148" style:family="table-cell" style:parent-style-name="Default">
      <style:table-cell-properties fo:background-color="transparen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Excel_20_Built-in_20_Comma" style:data-style-name="N17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Excel_20_Built-in_20_Comma" style:data-style-name="N17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7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9" style:family="table-cell" style:parent-style-name="Default" style:data-style-name="N17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6401" calcext:value-type="float" table:number-columns-spanned="2" table:number-rows-spanned="1">
            <text:p>64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Nomina y Beneficios Social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81"/>
          <table:table-cell table:style-name="ce17"/>
          <table:table-cell table:style-name="ce100" table:number-columns-repeated="3"/>
          <table:table-cell table:style-name="ce138"/>
          <table:table-cell table:style-name="ce9"/>
          <table:table-cell table:style-name="ce81"/>
          <table:table-cell table:style-name="ce157"/>
          <table:table-cell table:style-name="ce16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Beneficios Sociales" calcext:value-type="string">
            <text:p><text:s/>Beneficios Sociales </text:p>
          </table:table-cell>
          <table:table-cell table:style-name="ce18"/>
          <table:table-cell table:style-name="ce101" table:number-columns-repeated="3"/>
          <table:table-cell table:style-name="ce139"/>
          <table:table-cell table:style-name="ce10"/>
          <table:table-cell table:style-name="ce82" office:value-type="string" office:string-value="Beneficios Sociales" calcext:value-type="string">
            <text:p><text:s/>Beneficios Sociales </text:p>
          </table:table-cell>
          <table:table-cell table:style-name="ce160"/>
          <table:table-cell table:style-name="ce16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4" calcext:value-type="float">
            <text:p>201050401004 </text:p>
          </table:table-cell>
          <table:table-cell table:style-name="ce83" office:value-type="string" office:string-value="Nomina por pagar                                                                " calcext:value-type="string">
            <text:p><text:s/>Nomina por pagar <text:s text:c="64"/></text:p>
          </table:table-cell>
          <table:table-cell table:style-name="ce26"/>
          <table:table-cell table:style-name="ce102" office:value-type="float" office:value="601" calcext:value-type="float">
            <text:p>601</text:p>
          </table:table-cell>
          <table:table-cell table:style-name="ce103" table:number-columns-repeated="2"/>
          <table:table-cell table:style-name="ce102" table:formula="of:=[.D11]+[.E11]-[.F11]" office:value-type="float" office:value="601" calcext:value-type="float">
            <text:p>601</text:p>
          </table:table-cell>
          <table:table-cell table:style-name="ce11" office:value-type="float" office:value="201050401004" calcext:value-type="float">
            <text:p>201050401004 </text:p>
          </table:table-cell>
          <table:table-cell table:style-name="ce83" office:value-type="string" office:string-value="Nomina por pagar                                                                " calcext:value-type="string">
            <text:p><text:s/>Nomina por pagar <text:s text:c="64"/></text:p>
          </table:table-cell>
          <table:table-cell table:style-name="ce161" office:value-type="float" office:value="0" calcext:value-type="float">
            <text:p>0</text:p>
          </table:table-cell>
          <table:table-cell table:style-name="ce168" table:formula="of:=+[.G11]-[.J11]" office:value-type="float" office:value="601" calcext:value-type="float">
            <text:p>60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1" calcext:value-type="float">
            <text:p>201050401001 </text:p>
          </table:table-cell>
          <table:table-cell table:style-name="ce83" office:value-type="string" office:string-value="Décimo tercer Sueldo                                                            " calcext:value-type="string">
            <text:p><text:s/>Décimo tercer Sueldo <text:s text:c="60"/></text:p>
          </table:table-cell>
          <table:table-cell table:style-name="ce34"/>
          <table:table-cell table:style-name="ce103" office:value-type="float" office:value="89176" calcext:value-type="float">
            <text:p>89,176</text:p>
          </table:table-cell>
          <table:table-cell table:style-name="ce103" table:number-columns-repeated="2"/>
          <table:table-cell table:style-name="ce102" table:formula="of:=[.D12]+[.E12]-[.F12]" office:value-type="float" office:value="89176" calcext:value-type="float">
            <text:p>89,176</text:p>
          </table:table-cell>
          <table:table-cell table:style-name="ce11" office:value-type="float" office:value="201050401001" calcext:value-type="float">
            <text:p>201050401001 </text:p>
          </table:table-cell>
          <table:table-cell table:style-name="ce83" office:value-type="string" office:string-value="Décimo tercer Sueldo                                                            " calcext:value-type="string">
            <text:p><text:s/>Décimo tercer Sueldo <text:s text:c="60"/></text:p>
          </table:table-cell>
          <table:table-cell table:style-name="ce162" office:value-type="float" office:value="8881.77" calcext:value-type="float">
            <text:p>8,882</text:p>
          </table:table-cell>
          <table:table-cell table:style-name="ce168" table:formula="of:=+[.G12]-[.J12]" office:value-type="float" office:value="80294.23" calcext:value-type="float">
            <text:p>80,29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401002" calcext:value-type="float">
            <text:p>201050401002 </text:p>
          </table:table-cell>
          <table:table-cell table:style-name="ce83" office:value-type="string" office:string-value="Décimo Cuarto Sueldo                                                            " calcext:value-type="string">
            <text:p><text:s/>Décimo Cuarto Sueldo <text:s text:c="60"/></text:p>
          </table:table-cell>
          <table:table-cell table:style-name="ce34"/>
          <table:table-cell table:style-name="ce103" office:value-type="float" office:value="30698" calcext:value-type="float">
            <text:p>30,698</text:p>
          </table:table-cell>
          <table:table-cell table:style-name="ce103" table:number-columns-repeated="2"/>
          <table:table-cell table:style-name="ce102" table:formula="of:=[.D13]+[.E13]-[.F13]" office:value-type="float" office:value="30698" calcext:value-type="float">
            <text:p>30,698</text:p>
          </table:table-cell>
          <table:table-cell table:style-name="ce11" office:value-type="float" office:value="201050401002" calcext:value-type="float">
            <text:p>201050401002 </text:p>
          </table:table-cell>
          <table:table-cell table:style-name="ce83" office:value-type="string" office:string-value="Décimo Cuarto Sueldo                                                            " calcext:value-type="string">
            <text:p><text:s/>Décimo Cuarto Sueldo <text:s text:c="60"/></text:p>
          </table:table-cell>
          <table:table-cell table:style-name="ce162" office:value-type="float" office:value="45137.33" calcext:value-type="float">
            <text:p>45,137</text:p>
          </table:table-cell>
          <table:table-cell table:style-name="ce168" table:formula="of:=+[.G13]-[.J13]" office:value-type="float" office:value="-14439.33" calcext:value-type="float">
            <text:p>(14,43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3" calcext:value-type="float">
            <text:p>201050401003 </text:p>
          </table:table-cell>
          <table:table-cell table:style-name="ce84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36"/>
          <table:table-cell table:style-name="ce105" office:value-type="float" office:value="153989" calcext:value-type="float">
            <text:p>153,989</text:p>
          </table:table-cell>
          <table:table-cell table:style-name="ce105" table:number-columns-repeated="2"/>
          <table:table-cell table:style-name="ce102" table:formula="of:=[.D14]+[.E14]-[.F14]" office:value-type="float" office:value="153989" calcext:value-type="float">
            <text:p>153,989</text:p>
          </table:table-cell>
          <table:table-cell table:style-name="ce23" office:value-type="float" office:value="201050401003" calcext:value-type="float">
            <text:p>201050401003 </text:p>
          </table:table-cell>
          <table:table-cell table:style-name="ce84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05" office:value-type="float" office:value="206481.63" calcext:value-type="float">
            <text:p>206,482</text:p>
          </table:table-cell>
          <table:table-cell table:style-name="ce168" table:formula="of:=+[.G14]-[.J14]" office:value-type="float" office:value="-52492.63" calcext:value-type="float">
            <text:p>(52,49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31"/>
          <table:table-cell table:style-name="ce162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6" office:value-type="string" office:string-value="IESS por Pagar" calcext:value-type="string">
            <text:p><text:s/>IESS por Pagar </text:p>
          </table:table-cell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86" office:value-type="string" office:string-value="IESS por Pagar" calcext:value-type="string">
            <text:p><text:s/>IESS por Pagar </text:p>
          </table:table-cell>
          <table:table-cell table:style-name="ce162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1" calcext:value-type="float">
            <text:p>201050301001 </text:p>
          </table:table-cell>
          <table:table-cell table:style-name="ce83" office:value-type="string" office:string-value="Aportes Individual por pagar                                                    " calcext:value-type="string">
            <text:p><text:s/>Aportes Individual por pagar <text:s text:c="52"/></text:p>
          </table:table-cell>
          <table:table-cell table:style-name="ce34"/>
          <table:table-cell table:style-name="ce103" office:value-type="float" office:value="11613" calcext:value-type="float">
            <text:p>11,613</text:p>
          </table:table-cell>
          <table:table-cell table:style-name="ce103" table:number-columns-repeated="2"/>
          <table:table-cell table:style-name="ce102" table:formula="of:=[.D17]+[.E17]-[.F17]" office:value-type="float" office:value="11613" calcext:value-type="float">
            <text:p>11,613</text:p>
          </table:table-cell>
          <table:table-cell table:style-name="ce11" office:value-type="float" office:value="201050301001" calcext:value-type="float">
            <text:p>201050301001 </text:p>
          </table:table-cell>
          <table:table-cell table:style-name="ce83" office:value-type="string" office:string-value="Aportes Individual por pagar                                                    " calcext:value-type="string">
            <text:p><text:s/>Aportes Individual por pagar <text:s text:c="52"/></text:p>
          </table:table-cell>
          <table:table-cell table:style-name="ce162" office:value-type="float" office:value="10221.87" calcext:value-type="float">
            <text:p>10,222</text:p>
          </table:table-cell>
          <table:table-cell table:style-name="ce168" table:formula="of:=+[.G17]-[.J17]" office:value-type="float" office:value="1391.13" calcext:value-type="float">
            <text:p>1,39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2" calcext:value-type="float">
            <text:p>201050301002 </text:p>
          </table:table-cell>
          <table:table-cell table:style-name="ce83" office:value-type="string" office:string-value="Aporte Patronal por Pagar                                                       " calcext:value-type="string">
            <text:p><text:s/>Aporte Patronal por Pagar <text:s text:c="55"/></text:p>
          </table:table-cell>
          <table:table-cell table:style-name="ce34"/>
          <table:table-cell table:style-name="ce103" office:value-type="float" office:value="15322" calcext:value-type="float">
            <text:p>15,322</text:p>
          </table:table-cell>
          <table:table-cell table:style-name="ce103" table:number-columns-repeated="2"/>
          <table:table-cell table:style-name="ce102" table:formula="of:=[.D18]+[.E18]-[.F18]" office:value-type="float" office:value="15322" calcext:value-type="float">
            <text:p>15,322</text:p>
          </table:table-cell>
          <table:table-cell table:style-name="ce11" office:value-type="float" office:value="201050301002" calcext:value-type="float">
            <text:p>201050301002 </text:p>
          </table:table-cell>
          <table:table-cell table:style-name="ce83" office:value-type="string" office:string-value="Aporte Patronal por Pagar                                                       " calcext:value-type="string">
            <text:p><text:s/>Aporte Patronal por Pagar <text:s text:c="55"/></text:p>
          </table:table-cell>
          <table:table-cell table:style-name="ce162" office:value-type="float" office:value="13405.3" calcext:value-type="float">
            <text:p>13,405</text:p>
          </table:table-cell>
          <table:table-cell table:style-name="ce168" table:formula="of:=+[.G18]-[.J18]" office:value-type="float" office:value="1916.7" calcext:value-type="float">
            <text:p>1,9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3" calcext:value-type="float">
            <text:p>201050301003 </text:p>
          </table:table-cell>
          <table:table-cell table:style-name="ce83" office:value-type="string" office:string-value="Fondos de Reserva IESS                                                          " calcext:value-type="string">
            <text:p><text:s/>Fondos de Reserva IESS <text:s text:c="58"/></text:p>
          </table:table-cell>
          <table:table-cell table:style-name="ce34"/>
          <table:table-cell table:style-name="ce103" office:value-type="float" office:value="3540" calcext:value-type="float">
            <text:p>3,540</text:p>
          </table:table-cell>
          <table:table-cell table:style-name="ce103" table:number-columns-repeated="2"/>
          <table:table-cell table:style-name="ce102" table:formula="of:=[.D19]+[.E19]-[.F19]" office:value-type="float" office:value="3540" calcext:value-type="float">
            <text:p>3,540</text:p>
          </table:table-cell>
          <table:table-cell table:style-name="ce11" office:value-type="float" office:value="201050301003" calcext:value-type="float">
            <text:p>201050301003 </text:p>
          </table:table-cell>
          <table:table-cell table:style-name="ce83" office:value-type="string" office:string-value="Fondos de Reserva IESS                                                          " calcext:value-type="string">
            <text:p><text:s/>Fondos de Reserva IESS <text:s text:c="58"/></text:p>
          </table:table-cell>
          <table:table-cell table:style-name="ce162" office:value-type="float" office:value="3270.57" calcext:value-type="float">
            <text:p>3,271</text:p>
          </table:table-cell>
          <table:table-cell table:style-name="ce168" table:formula="of:=+[.G19]-[.J19]" office:value-type="float" office:value="269.43" calcext:value-type="float">
            <text:p>26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4" calcext:value-type="float">
            <text:p>201050301004 </text:p>
          </table:table-cell>
          <table:table-cell table:style-name="ce83" office:value-type="string" office:string-value="Prestamos Quirografarios                                                        " calcext:value-type="string">
            <text:p><text:s/>Prestamos Quirografarios <text:s text:c="56"/></text:p>
          </table:table-cell>
          <table:table-cell table:style-name="ce34"/>
          <table:table-cell table:style-name="ce103" office:value-type="float" office:value="7653" calcext:value-type="float">
            <text:p>7,653</text:p>
          </table:table-cell>
          <table:table-cell table:style-name="ce103" table:number-columns-repeated="2"/>
          <table:table-cell table:style-name="ce102" table:formula="of:=[.D20]+[.E20]-[.F20]" office:value-type="float" office:value="7653" calcext:value-type="float">
            <text:p>7,653</text:p>
          </table:table-cell>
          <table:table-cell table:style-name="ce11" office:value-type="float" office:value="201050301004" calcext:value-type="float">
            <text:p>201050301004 </text:p>
          </table:table-cell>
          <table:table-cell table:style-name="ce83" office:value-type="string" office:string-value="Prestamos Quirografarios                                                        " calcext:value-type="string">
            <text:p><text:s/>Prestamos Quirografarios <text:s text:c="56"/></text:p>
          </table:table-cell>
          <table:table-cell table:style-name="ce162" office:value-type="float" office:value="7555.17" calcext:value-type="float">
            <text:p>7,555</text:p>
          </table:table-cell>
          <table:table-cell table:style-name="ce168" table:formula="of:=+[.G20]-[.J20]" office:value-type="float" office:value="97.8299999999999" calcext:value-type="float">
            <text:p>9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5" calcext:value-type="float">
            <text:p>201050301005 </text:p>
          </table:table-cell>
          <table:table-cell table:style-name="ce83" office:value-type="string" office:string-value="Prestamos Hipotecarios                                                          " calcext:value-type="string">
            <text:p><text:s/>Prestamos Hipotecarios <text:s text:c="58"/></text:p>
          </table:table-cell>
          <table:table-cell table:style-name="ce34"/>
          <table:table-cell table:style-name="ce103" office:value-type="float" office:value="3270" calcext:value-type="float">
            <text:p>3,270</text:p>
          </table:table-cell>
          <table:table-cell table:style-name="ce103" table:number-columns-repeated="2"/>
          <table:table-cell table:style-name="ce102" table:formula="of:=[.D21]+[.E21]-[.F21]" office:value-type="float" office:value="3270" calcext:value-type="float">
            <text:p>3,270</text:p>
          </table:table-cell>
          <table:table-cell table:style-name="ce11" office:value-type="float" office:value="201050301005" calcext:value-type="float">
            <text:p>201050301005 </text:p>
          </table:table-cell>
          <table:table-cell table:style-name="ce83" office:value-type="string" office:string-value="Prestamos Hipotecarios                                                          " calcext:value-type="string">
            <text:p><text:s/>Prestamos Hipotecarios <text:s text:c="58"/></text:p>
          </table:table-cell>
          <table:table-cell table:style-name="ce162" office:value-type="float" office:value="3993.78" calcext:value-type="float">
            <text:p>3,994</text:p>
          </table:table-cell>
          <table:table-cell table:style-name="ce168" table:formula="of:=+[.G21]-[.J21]" office:value-type="float" office:value="-723.78" calcext:value-type="float">
            <text:p>(72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301010" calcext:value-type="float">
            <text:p>201050301010 </text:p>
          </table:table-cell>
          <table:table-cell table:style-name="ce84" office:value-type="string" office:string-value="Aporte Extensión de Salud                                                       " calcext:value-type="string">
            <text:p><text:s/>Aporte Extensión de Salud <text:s text:c="55"/></text:p>
          </table:table-cell>
          <table:table-cell table:style-name="ce36"/>
          <table:table-cell table:style-name="ce105" office:value-type="float" office:value="343" calcext:value-type="float">
            <text:p>343</text:p>
          </table:table-cell>
          <table:table-cell table:style-name="ce105" table:number-columns-repeated="2"/>
          <table:table-cell table:style-name="ce102" table:formula="of:=[.D22]+[.E22]-[.F22]" office:value-type="float" office:value="343" calcext:value-type="float">
            <text:p>343</text:p>
          </table:table-cell>
          <table:table-cell table:style-name="ce23" office:value-type="float" office:value="201050301010" calcext:value-type="float">
            <text:p>201050301010 </text:p>
          </table:table-cell>
          <table:table-cell table:style-name="ce84" office:value-type="string" office:string-value="Aporte Extensión de Salud                                                       " calcext:value-type="string">
            <text:p><text:s/>Aporte Extensión de Salud <text:s text:c="55"/></text:p>
          </table:table-cell>
          <table:table-cell table:style-name="ce105" office:value-type="float" office:value="205.92" calcext:value-type="float">
            <text:p>206</text:p>
          </table:table-cell>
          <table:table-cell table:style-name="ce168" table:formula="of:=+[.G22]-[.J22]" office:value-type="float" office:value="137.08" calcext:value-type="float">
            <text:p>1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8"/>
          <table:table-cell table:style-name="ce36"/>
          <table:table-cell table:style-name="ce105" table:number-columns-repeated="3"/>
          <table:table-cell table:style-name="ce102"/>
          <table:table-cell table:style-name="ce23"/>
          <table:table-cell table:style-name="ce88"/>
          <table:table-cell table:style-name="ce105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501001" calcext:value-type="float">
            <text:p>201050501001 </text:p>
          </table:table-cell>
          <table:table-cell table:style-name="ce88" office:value-type="string" office:string-value="Participaciones de utilidades a empleados                                       " calcext:value-type="string">
            <text:p><text:s/>Participaciones de utilidades a empleados <text:s text:c="39"/></text:p>
          </table:table-cell>
          <table:table-cell table:style-name="ce36"/>
          <table:table-cell table:style-name="ce105" office:value-type="float" office:value="-275" calcext:value-type="float">
            <text:p>(275)</text:p>
          </table:table-cell>
          <table:table-cell table:style-name="ce105" table:number-columns-repeated="2"/>
          <table:table-cell table:style-name="ce102" table:formula="of:=[.D24]+[.E24]-[.F24]" office:value-type="float" office:value="-275" calcext:value-type="float">
            <text:p>(275)</text:p>
          </table:table-cell>
          <table:table-cell table:style-name="ce23" office:value-type="float" office:value="201050501001" calcext:value-type="float">
            <text:p>201050501001 </text:p>
          </table:table-cell>
          <table:table-cell table:style-name="ce88" office:value-type="string" office:string-value="Participaciones de utilidades a empleados                                       " calcext:value-type="string">
            <text:p><text:s/>Participaciones de utilidades a empleados <text:s text:c="39"/></text:p>
          </table:table-cell>
          <table:table-cell table:style-name="ce105" office:value-type="float" office:value="222137.55" calcext:value-type="float">
            <text:p>222,138</text:p>
          </table:table-cell>
          <table:table-cell table:style-name="ce168" table:formula="of:=+[.G24]-[.J24]" office:value-type="float" office:value="-222412.55" calcext:value-type="float">
            <text:p>(222,41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8"/>
          <table:table-cell table:style-name="ce36"/>
          <table:table-cell table:style-name="ce105" table:number-columns-repeated="3"/>
          <table:table-cell table:style-name="ce102"/>
          <table:table-cell table:style-name="ce23"/>
          <table:table-cell table:style-name="ce88"/>
          <table:table-cell table:style-name="ce105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2" office:value-type="string" office:string-value="Otros Beneficios" calcext:value-type="string">
            <text:p><text:s/>Otros Beneficios </text:p>
          </table:table-cell>
          <table:table-cell table:style-name="ce36"/>
          <table:table-cell table:style-name="ce105" table:number-columns-repeated="3"/>
          <table:table-cell table:style-name="ce102"/>
          <table:table-cell table:style-name="ce23"/>
          <table:table-cell table:style-name="ce82" office:value-type="string" office:string-value="Otros Beneficios" calcext:value-type="string">
            <text:p><text:s/>Otros Beneficios </text:p>
          </table:table-cell>
          <table:table-cell table:style-name="ce105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101001" calcext:value-type="float">
            <text:p>201050101001 </text:p>
          </table:table-cell>
          <table:table-cell table:style-name="ce84" office:value-type="string" office:string-value="En relación de Dependencia                                                      " calcext:value-type="string">
            <text:p><text:s/>En relación de Dependencia <text:s text:c="54"/></text:p>
          </table:table-cell>
          <table:table-cell table:style-name="ce36"/>
          <table:table-cell table:style-name="ce105" office:value-type="float" office:value="0" calcext:value-type="float">
            <text:p>0</text:p>
          </table:table-cell>
          <table:table-cell table:style-name="ce105" table:number-columns-repeated="2"/>
          <table:table-cell table:style-name="ce102" table:formula="of:=[.D27]+[.E27]-[.F27]" office:value-type="float" office:value="0" calcext:value-type="float">
            <text:p>0</text:p>
          </table:table-cell>
          <table:table-cell table:style-name="ce23" office:value-type="float" office:value="201050101001" calcext:value-type="float">
            <text:p>201050101001 </text:p>
          </table:table-cell>
          <table:table-cell table:style-name="ce84" office:value-type="string" office:string-value="En relación de Dependencia                                                      " calcext:value-type="string">
            <text:p><text:s/>En relación de Dependencia <text:s text:c="54"/></text:p>
          </table:table-cell>
          <table:table-cell table:style-name="ce105" office:value-type="float" office:value="0" calcext:value-type="float">
            <text:p>0</text:p>
          </table:table-cell>
          <table:table-cell table:style-name="ce168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7" calcext:value-type="float">
            <text:p>201050401007 </text:p>
          </table:table-cell>
          <table:table-cell table:style-name="ce84" office:value-type="string" office:string-value="Reducción Jornada emergente Art. 47-1                                           " calcext:value-type="string">
            <text:p><text:s/>Reducción Jornada emergente Art. 47-1 <text:s text:c="43"/></text:p>
          </table:table-cell>
          <table:table-cell table:style-name="ce36"/>
          <table:table-cell table:style-name="ce105" office:value-type="float" office:value="8023" calcext:value-type="float">
            <text:p>8,023</text:p>
          </table:table-cell>
          <table:table-cell table:style-name="ce105" table:number-columns-repeated="2"/>
          <table:table-cell table:style-name="ce102" table:formula="of:=[.D28]+[.E28]-[.F28]" office:value-type="float" office:value="8023" calcext:value-type="float">
            <text:p>8,023</text:p>
          </table:table-cell>
          <table:table-cell table:style-name="ce23" office:value-type="float" office:value="201050401007" calcext:value-type="float">
            <text:p>201050401007 </text:p>
          </table:table-cell>
          <table:table-cell table:style-name="ce84" office:value-type="string" office:string-value="Reducción Jornada emergente Art. 47-1                                           " calcext:value-type="string">
            <text:p><text:s/>Reducción Jornada emergente Art. 47-1 <text:s text:c="43"/></text:p>
          </table:table-cell>
          <table:table-cell table:style-name="ce105" office:value-type="float" office:value="8022.83" calcext:value-type="float">
            <text:p>8,023</text:p>
          </table:table-cell>
          <table:table-cell table:style-name="ce168" table:formula="of:=+[.G28]-[.J28]" office:value-type="float" office:value="0.170000000000073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201050401006" calcext:value-type="float">
            <text:p>201050401006 </text:p>
          </table:table-cell>
          <table:table-cell table:style-name="ce84" office:value-type="string" office:string-value="Liquidaciones de Haberes                                                        " calcext:value-type="string">
            <text:p><text:s/>Liquidaciones de Haberes <text:s text:c="56"/></text:p>
          </table:table-cell>
          <table:table-cell table:style-name="ce36"/>
          <table:table-cell table:style-name="ce105" office:value-type="float" office:value="3221" calcext:value-type="float">
            <text:p>3,221</text:p>
          </table:table-cell>
          <table:table-cell table:style-name="ce105" table:number-columns-repeated="2"/>
          <table:table-cell table:style-name="ce102" table:formula="of:=[.D29]+[.E29]-[.F29]" office:value-type="float" office:value="3221" calcext:value-type="float">
            <text:p>3,221</text:p>
          </table:table-cell>
          <table:table-cell table:style-name="ce23" office:value-type="float" office:value="201050401006" calcext:value-type="float">
            <text:p>201050401006 </text:p>
          </table:table-cell>
          <table:table-cell table:style-name="ce84" office:value-type="string" office:string-value="Liquidaciones de Haberes                                                        " calcext:value-type="string">
            <text:p><text:s/>Liquidaciones de Haberes <text:s text:c="56"/></text:p>
          </table:table-cell>
          <table:table-cell table:style-name="ce105" office:value-type="float" office:value="1739.99" calcext:value-type="float">
            <text:p>1,740</text:p>
          </table:table-cell>
          <table:table-cell table:style-name="ce168" table:formula="of:=+[.G29]-[.J29]" office:value-type="float" office:value="1481.01" calcext:value-type="float">
            <text:p>1,48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301009" calcext:value-type="float">
            <text:p>201050301009 </text:p>
          </table:table-cell>
          <table:table-cell table:style-name="ce83" office:value-type="string" office:string-value="Retención pensión alimenticia                                                   " calcext:value-type="string">
            <text:p><text:s/>Retención pensión alimenticia <text:s text:c="51"/></text:p>
          </table:table-cell>
          <table:table-cell table:style-name="ce34"/>
          <table:table-cell table:style-name="ce103" office:value-type="float" office:value="601" calcext:value-type="float">
            <text:p>601</text:p>
          </table:table-cell>
          <table:table-cell table:style-name="ce103" table:number-columns-repeated="2"/>
          <table:table-cell table:style-name="ce102" table:formula="of:=[.D30]+[.E30]-[.F30]" office:value-type="float" office:value="601" calcext:value-type="float">
            <text:p>601</text:p>
          </table:table-cell>
          <table:table-cell table:style-name="ce11" office:value-type="float" office:value="201050301009" calcext:value-type="float">
            <text:p>201050301009 </text:p>
          </table:table-cell>
          <table:table-cell table:style-name="ce83" office:value-type="string" office:string-value="Retención pensión alimenticia                                                   " calcext:value-type="string">
            <text:p><text:s/>Retención pensión alimenticia <text:s text:c="51"/></text:p>
          </table:table-cell>
          <table:table-cell table:style-name="ce162" office:value-type="float" office:value="1050.74" calcext:value-type="float">
            <text:p>1,051</text:p>
          </table:table-cell>
          <table:table-cell table:style-name="ce168" table:formula="of:=+[.G30]-[.J30]" office:value-type="float" office:value="-449.74" calcext:value-type="float">
            <text:p>(4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9"/>
          <table:table-cell table:style-name="ce104"/>
          <table:table-cell table:style-name="ce106" table:number-columns-repeated="3"/>
          <table:table-cell table:style-name="ce140"/>
          <table:table-cell table:style-name="ce24"/>
          <table:table-cell table:style-name="ce89"/>
          <table:table-cell table:style-name="ce106"/>
          <table:table-cell table:style-name="ce16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7" table:formula="of:=SUM([.D9:.D31])" office:value-type="float" office:value="327775" calcext:value-type="float">
            <text:p>327,775</text:p>
          </table:table-cell>
          <table:table-cell table:style-name="ce107" table:formula="of:=SUM([.E9:.E31])" office:value-type="float" office:value="0" calcext:value-type="float">
            <text:p>0</text:p>
          </table:table-cell>
          <table:table-cell table:style-name="ce107" table:formula="of:=SUM([.F9:.F31])" office:value-type="float" office:value="0" calcext:value-type="float">
            <text:p>0</text:p>
          </table:table-cell>
          <table:table-cell table:style-name="ce107" table:formula="of:=SUM([.G9:.G31])" office:value-type="float" office:value="327775" calcext:value-type="float">
            <text:p>327,775</text:p>
          </table:table-cell>
          <table:table-cell table:style-name="ce41" table:number-columns-repeated="2"/>
          <table:table-cell table:style-name="ce107" table:formula="of:=SUM([.J9:.J31])" office:value-type="float" office:value="532104.45" calcext:value-type="float">
            <text:p>532,104</text:p>
          </table:table-cell>
          <table:table-cell table:style-name="ce169" table:formula="of:=SUM([.K9:.K31])" office:value-type="float" office:value="-204329.45" calcext:value-type="float">
            <text:p>(204,329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4"/>
          <table:table-cell table:style-name="ce147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4"/>
          <table:table-cell table:style-name="ce148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119"/>
          <table:table-cell table:style-name="ce129"/>
          <table:table-cell table:style-name="ce27" table:number-columns-repeated="4"/>
          <table:table-cell table:style-name="ce147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Participación de trabajadores</text:p>
          </table:table-cell>
          <table:table-cell table:style-name="ce57"/>
          <table:table-cell table:style-name="ce120" table:formula="of:=[.G24]" office:value-type="float" office:value="-275" calcext:value-type="float">
            <text:p>(275)</text:p>
          </table:table-cell>
          <table:table-cell table:style-name="ce120" table:formula="of:=[.J24]" office:value-type="float" office:value="222137.55" calcext:value-type="float">
            <text:p>222,13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Beneficios Sociales</text:p>
          </table:table-cell>
          <table:table-cell table:style-name="ce57"/>
          <table:table-cell table:style-name="ce120" table:formula="of:=SUM([.G11:.G14])" office:value-type="float" office:value="274464" calcext:value-type="float">
            <text:p>274,464</text:p>
          </table:table-cell>
          <table:table-cell table:style-name="ce120" table:formula="of:=SUM([.J11:.J14])" office:value-type="float" office:value="260500.73" calcext:value-type="float">
            <text:p>260,501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IESS por pagar</text:p>
          </table:table-cell>
          <table:table-cell table:style-name="ce57"/>
          <table:table-cell table:style-name="ce120" table:formula="of:=SUM([.G17:.G22])" office:value-type="float" office:value="41741" calcext:value-type="float">
            <text:p>41,741</text:p>
          </table:table-cell>
          <table:table-cell table:style-name="ce120" table:formula="of:=SUM([.J17:.J22])" office:value-type="float" office:value="38652.61" calcext:value-type="float">
            <text:p>38,653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Otras</text:p>
          </table:table-cell>
          <table:table-cell table:style-name="ce57"/>
          <table:table-cell table:style-name="ce120" table:formula="of:=SUM([.G27:.G30])" office:value-type="float" office:value="11845" calcext:value-type="float">
            <text:p>11,845</text:p>
          </table:table-cell>
          <table:table-cell table:style-name="ce120" table:formula="of:=SUM([.J27:.J30])" office:value-type="float" office:value="10813.56" calcext:value-type="float">
            <text:p>10,81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122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7" table:formula="of:=+SUM([.D37:.D41])" office:value-type="float" office:value="327775" calcext:value-type="float">
            <text:p>327,775</text:p>
          </table:table-cell>
          <table:table-cell table:style-name="ce107" table:formula="of:=+SUM([.E37:.E41])" office:value-type="float" office:value="532104.45" calcext:value-type="float">
            <text:p>532,10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80" office:value-type="string" calcext:value-type="string">
            <text:p>Estados financieros revisados a fecha de corte del 30 de septiembre del 2021</text:p>
          </table:table-cell>
          <table:table-cell table:style-name="ce27" table:number-columns-repeated="8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80" office:value-type="string" calcext:value-type="string">
            <text:p>Revisión de los movimientos a fecha de corte del 31 de diciembre del 2021</text:p>
          </table:table-cell>
          <table:table-cell table:style-name="ce27" table:number-columns-repeated="8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</number:number-style>
    <number:number-style style:name="N17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number number:decimal-places="0" loext:min-decimal-places="0" number:min-integer-digits="1" number:grouping="true"/>
      <number:text>   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2P0"/>
    </number:number-style>
    <number:date-style style:name="N17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3">
      <number:text-content/>
      <style:map style:condition="value()&lt;=1.79769313486232E+308" style:apply-style-name="N173P0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3" loext:min-decimal-places="3" number:min-integer-digits="1" number:grouping="true"/>
    </number:number-style>
    <number:number-style style:name="N177">
      <number:number number:decimal-places="4" loext:min-decimal-places="4" number:min-integer-digits="1" number:grouping="true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8" loext:min-decimal-places="8" number:min-integer-digits="1" number:grouping="true"/>
    </number:number-style>
    <number:number-style style:name="N180">
      <number:number number:decimal-places="0" loext:min-decimal-places="0" number:min-integer-digits="13"/>
    </number:number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12:15.9309199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3:21:00.929888609</dc:date>
    <meta:editing-cycles>11</meta:editing-cycles>
    <meta:editing-duration>PT1H9M13S</meta:editing-duration>
    <meta:document-statistic meta:table-count="1" meta:cell-count="194" meta:object-count="0"/>
  </office:meta>
</office:document-meta>
</file>